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Red Hat Mono" svg:font-family="'Red Hat Mono'" style:font-pitch="fixed"/>
    <style:font-face style:name="Red Hat Mono Light" svg:font-family="'Red Hat Mono Light'" style:font-pitch="fixed"/>
    <style:font-face style:name="Red Hat Mono Light1" svg:font-family="'Red Hat Mono Light'" style:font-adornments="Regular" style:font-pitch="fixed"/>
    <style:font-face style:name="Red Hat Mono Medium" svg:font-family="'Red Hat Mono Medium'" style:font-pitch="fixed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in"/>
      <style:text-properties style:font-name="Red Hat Mono Light"/>
    </style:style>
    <style:style style:name="ce2" style:family="table-cell" style:parent-style-name="Default">
      <style:table-cell-properties style:text-align-source="fix" style:repeat-content="false" style:rotation-angle="60"/>
      <style:paragraph-properties fo:text-align="start" fo:margin-left="0in"/>
      <style:text-properties style:font-name="Red Hat Mono Ligh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Red Hat Mono Light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Red Hat Mono Light"/>
    </style:style>
    <style:style style:name="ce9" style:family="table-cell" style:parent-style-name="Default">
      <style:table-cell-properties style:text-align-source="fix" style:repeat-content="false" style:rotation-angle="60"/>
      <style:paragraph-properties fo:text-align="start" fo:margin-left="0in"/>
      <style:text-properties style:font-name="Red Hat Mono Light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ed Hat Mono Light" fo:font-weight="normal" style:font-weight-asian="normal" style:font-weight-complex="normal"/>
    </style:style>
    <style:style style:name="ce21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style:font-name="Red Hat Mono Ligh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Red Hat Mono Ligh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style:rotation-angle="60" fo:border-top="none"/>
      <style:paragraph-properties fo:text-align="start" fo:margin-left="0in"/>
      <style:text-properties style:font-name="Red Hat Mono Light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font-name="Red Hat Mono Light"/>
    </style:style>
    <style:style style:name="ce16" style:family="table-cell" style:parent-style-name="Default" style:data-style-name="N4">
      <style:table-cell-properties style:text-align-source="fix" style:repeat-content="false" fo:border="none"/>
      <style:paragraph-properties fo:text-align="start" fo:margin-left="0in"/>
      <style:text-properties style:font-name="Red Hat Mono Ligh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style:font-name="Red Hat Mono Light"/>
    </style:style>
    <style:style style:name="ce48" style:family="table-cell" style:parent-style-name="Default">
      <style:table-cell-properties style:text-align-source="fix" style:repeat-content="false" style:rotation-angle="60"/>
      <style:paragraph-properties fo:text-align="center" fo:margin-left="0in"/>
      <style:text-properties style:font-name="Red Hat Mono Ligh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Red Hat Mono Light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style:rotation-angle="60" fo:border-top="none"/>
      <style:paragraph-properties fo:text-align="center" fo:margin-left="0in"/>
      <style:text-properties style:font-name="Red Hat Mono Light"/>
    </style:style>
    <style:style style:name="ce23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style:font-name="Red Hat Mono Light"/>
    </style:style>
    <style:style style:name="ce29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style:font-name="Red Hat Mono Light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font-name="Red Hat Mono Light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font-name="Red Hat Mono Ligh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Red Hat Mono Ligh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ed Hat Mono Ligh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Red Hat Mono Light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font-name="Red Hat Mono Light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style:font-name="Red Hat Mono Ligh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Red Hat Mono Light"/>
    </style:style>
    <style:style style:name="ce46" style:family="table-cell" style:parent-style-name="Default">
      <style:table-cell-properties style:rotation-angle="60"/>
      <style:text-properties style:font-name="Red Hat Mono Light"/>
    </style:style>
    <style:style style:name="ce82" style:family="table-cell" style:parent-style-name="Default" style:data-style-name="N130">
      <style:text-properties style:font-name="Red Hat Mono Light"/>
    </style:style>
    <style:style style:name="ce47" style:family="table-cell" style:parent-style-name="Default">
      <style:text-properties style:font-name="Red Hat Mono Light"/>
    </style:style>
    <style:style style:name="ce76" style:family="table-cell" style:parent-style-name="Default" style:data-style-name="N63">
      <style:text-properties style:font-name="Red Hat Mono"/>
    </style:style>
    <style:style style:name="ce77" style:family="table-cell" style:parent-style-name="Default">
      <style:text-properties style:font-name="Red Hat Mono"/>
    </style:style>
  </office:automatic-styles>
  <office:body>
    <office:spreadsheet>
      <table:calculation-settings table:automatic-find-labels="false" table:use-regular-expressions="false" table:use-wildcards="true"/>
      <table:table table:name="Timings" table:style-name="ta1">
        <table:table-column table:style-name="co1" table:default-cell-style-name="ce4"/>
        <table:table-column table:style-name="co2" table:default-cell-style-name="ce11"/>
        <table:table-column table:style-name="co2" table:default-cell-style-name="ce13"/>
        <table:table-column table:style-name="co3" table:default-cell-style-name="ce13"/>
        <table:table-column table:style-name="co2" table:number-columns-repeated="3" table:default-cell-style-name="ce5"/>
        <table:table-column table:style-name="co2" table:default-cell-style-name="ce4"/>
        <table:table-column table:style-name="co2" table:number-columns-repeated="2" table:default-cell-style-name="ce37"/>
        <table:table-column table:style-name="co2" table:default-cell-style-name="ce4"/>
        <table:table-column table:style-name="co2" table:number-columns-repeated="2" table:default-cell-style-name="ce37"/>
        <table:table-column table:style-name="co2" table:default-cell-style-name="ce4"/>
        <table:table-column table:style-name="co2" table:number-columns-repeated="2" table:default-cell-style-name="ce37"/>
        <table:table-column table:style-name="co3" table:default-cell-style-name="ce13"/>
        <table:table-column table:style-name="co2" table:number-columns-repeated="7" table:default-cell-style-name="ce47"/>
        <table:table-column table:style-name="co4" table:number-columns-repeated="16360" table:default-cell-style-name="ce47"/>
        <table:table-row table:style-name="ro1">
          <table:table-cell table:style-name="ce1" office:value-type="string" calcext:value-type="string" table:number-columns-spanned="3" table:number-rows-spanned="1">
            <text:p>Geography</text:p>
          </table:table-cell>
          <table:covered-table-cell table:style-name="ce9"/>
          <table:covered-table-cell table:style-name="ce2"/>
          <table:table-cell table:style-name="ce2"/>
          <table:table-cell table:style-name="ce1" office:value-type="string" calcext:value-type="string" table:number-columns-spanned="9" table:number-rows-spanned="1">
            <text:p>Tracks</text:p>
          </table:table-cell>
          <table:covered-table-cell table:style-name="ce9"/>
          <table:covered-table-cell table:number-columns-repeated="2" table:style-name="ce2"/>
          <table:covered-table-cell table:number-columns-repeated="2" table:style-name="ce48"/>
          <table:covered-table-cell table:style-name="ce2"/>
          <table:covered-table-cell table:number-columns-repeated="2" table:style-name="ce48"/>
          <table:table-cell table:style-name="ce2"/>
          <table:table-cell table:style-name="ce48" table:number-columns-repeated="2"/>
          <table:table-cell table:style-name="ce2"/>
          <table:table-cell table:style-name="ce46" table:number-columns-repeated="8"/>
          <table:table-cell table:number-columns-repeated="16359"/>
        </table:table-row>
        <table:table-row table:style-name="ro2">
          <table:table-cell table:style-name="ce2" office:value-type="string" calcext:value-type="string">
            <text:p>Passenger Station Name</text:p>
          </table:table-cell>
          <table:table-cell table:style-name="ce9" office:value-type="string" calcext:value-type="string">
            <text:p>Milepost (Posted)</text:p>
          </table:table-cell>
          <table:table-cell table:style-name="ce2" office:value-type="string" calcext:value-type="string">
            <text:p>Milepost (Considered)</text:p>
          </table:table-cell>
          <table:table-cell table:style-name="ce2"/>
          <table:table-cell table:style-name="ce14" office:value-type="string" calcext:value-type="string">
            <text:p>Left Track Name</text:p>
          </table:table-cell>
          <table:table-cell table:style-name="ce48" office:value-type="string" calcext:value-type="string">
            <text:p>Current Speed</text:p>
          </table:table-cell>
          <table:table-cell table:style-name="ce20" office:value-type="string" calcext:value-type="string">
            <text:p>New Speed</text:p>
          </table:table-cell>
          <table:table-cell table:style-name="ce14" office:value-type="string" calcext:value-type="string">
            <text:p>Main Track Name</text:p>
          </table:table-cell>
          <table:table-cell table:style-name="ce48" office:value-type="string" calcext:value-type="string">
            <text:p>Current Speed</text:p>
          </table:table-cell>
          <table:table-cell table:style-name="ce20" office:value-type="string" calcext:value-type="string">
            <text:p>New Speed</text:p>
          </table:table-cell>
          <table:table-cell table:style-name="ce14" office:value-type="string" calcext:value-type="string">
            <text:p>Right Track 1 Name</text:p>
          </table:table-cell>
          <table:table-cell table:style-name="ce48" office:value-type="string" calcext:value-type="string">
            <text:p>Current Speed</text:p>
          </table:table-cell>
          <table:table-cell table:style-name="ce20" office:value-type="string" calcext:value-type="string">
            <text:p>New Speed</text:p>
          </table:table-cell>
          <table:table-cell table:style-name="ce14" office:value-type="string" calcext:value-type="string">
            <text:p>Right Track 2 Name</text:p>
          </table:table-cell>
          <table:table-cell table:style-name="ce48" office:value-type="string" calcext:value-type="string">
            <text:p>Current Speed</text:p>
          </table:table-cell>
          <table:table-cell table:style-name="ce20" office:value-type="string" calcext:value-type="string">
            <text:p>New Speed</text:p>
          </table:table-cell>
          <table:table-cell table:style-name="ce2"/>
          <table:table-cell table:style-name="ce46" office:value-type="string" calcext:value-type="string">
            <text:p>Time (on Left Track)</text:p>
          </table:table-cell>
          <table:table-cell table:style-name="ce46" office:value-type="string" calcext:value-type="string">
            <text:p>Time (on Main Track)</text:p>
          </table:table-cell>
          <table:table-cell table:style-name="ce46" office:value-type="string" calcext:value-type="string">
            <text:p>Time (on Right Track 1)</text:p>
          </table:table-cell>
          <table:table-cell table:style-name="ce46" office:value-type="string" calcext:value-type="string">
            <text:p>Time (on Right Track 2)</text:p>
          </table:table-cell>
          <table:table-cell table:style-name="ce46" table:number-columns-repeated="4"/>
          <table:table-cell table:number-columns-repeated="16359"/>
        </table:table-row>
        <table:table-row table:style-name="ro1">
          <table:table-cell table:style-name="ce8" office:value-type="string" calcext:value-type="string">
            <text:p>Nenana</text:p>
          </table:table-cell>
          <table:table-cell table:style-name="ce8"/>
          <table:table-cell table:style-name="ce21" office:value-type="float" office:value="411.7" calcext:value-type="float">
            <text:p>411.7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25" calcext:value-type="float">
            <text:p>25</text:p>
          </table:table-cell>
          <table:table-cell table:style-name="ce39" office:value-type="float" office:value="25" calcext:value-type="float">
            <text:p>25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4]-[.C3])/[.J3])*60" office:value-type="float" office:value="0.240000000000055" calcext:value-type="float">
            <text:p>0.2</text:p>
          </table:table-cell>
          <table:table-cell table:style-name="ce82" table:number-columns-repeated="3"/>
          <table:table-cell table:formula="of:=SUM([.S3:.S7])" office:value-type="float" office:value="8.76000000000005" calcext:value-type="float">
            <text:p>8.76000000000005</text:p>
          </table:table-cell>
          <table:table-cell table:number-columns-repeated="16361"/>
        </table:table-row>
        <table:table-row table:style-name="ro1">
          <table:table-cell table:style-name="ce8" table:number-columns-repeated="2"/>
          <table:table-cell table:style-name="ce21" office:value-type="float" office:value="411.8" calcext:value-type="float">
            <text:p>411.8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25" calcext:value-type="float">
            <text:p>25</text:p>
          </table:table-cell>
          <table:table-cell table:style-name="ce39" office:value-type="float" office:value="25" calcext:value-type="float">
            <text:p>25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5]-[.C4])/[.J4])*60" office:value-type="float" office:value="0.239999999999918" calcext:value-type="float">
            <text:p>0.2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11.9" calcext:value-type="float">
            <text:p>411.9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25" calcext:value-type="float">
            <text:p>25</text:p>
          </table:table-cell>
          <table:table-cell table:style-name="ce39" office:value-type="float" office:value="25" calcext:value-type="float">
            <text:p>25</text:p>
          </table:table-cell>
          <table:table-cell table:style-name="ce31" office:value-type="string" calcext:value-type="string">
            <text:p>S.S.S. Nenana Siding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6]-[.C5])/[.J5])*60" office:value-type="float" office:value="1.68000000000011" calcext:value-type="float">
            <text:p>1.7</text:p>
          </table:table-cell>
          <table:table-cell table:style-name="ce82" table:formula="of:=(([.C6]-[.C5])/[.M5])*60" office:value-type="float" office:value="4.20000000000027" calcext:value-type="float">
            <text:p>4.2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12.6" calcext:value-type="float">
            <text:p>412.6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25" calcext:value-type="float">
            <text:p>25</text:p>
          </table:table-cell>
          <table:table-cell table:style-name="ce39" office:value-type="float" office:value="25" calcext:value-type="float">
            <text:p>25</text:p>
          </table:table-cell>
          <table:table-cell table:style-name="ce31" office:value-type="string" calcext:value-type="string">
            <text:p>N.S.S. Nenana Siding</text:p>
          </table:table-cell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7]-[.C6])/[.J6])*60" office:value-type="float" office:value="6" calcext:value-type="float">
            <text:p>6.0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15.1" calcext:value-type="float">
            <text:p>415.1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style-name="ce39" office:value-type="float" office:value="40" calcext:value-type="float">
            <text:p>40</text:p>
          </table:table-cell>
          <table:table-cell table:style-name="ce31" office:value-type="string" calcext:value-type="string">
            <text:p>S.S.S. Harding Siding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8]-[.C7])/[.J7])*60" office:value-type="float" office:value="0.599999999999966" calcext:value-type="float">
            <text:p>0.6</text:p>
          </table:table-cell>
          <table:table-cell table:style-name="ce82" table:formula="of:=(([.C8]-[.C7])/[.M7])*60" office:value-type="float" office:value="2.39999999999986" calcext:value-type="float">
            <text:p>2.4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 office:value-type="string" calcext:value-type="string">
            <text:p>North Nenana</text:p>
          </table:table-cell>
          <table:table-cell table:style-name="ce8"/>
          <table:table-cell table:style-name="ce21" office:value-type="float" office:value="415.5" calcext:value-type="float">
            <text:p>415.5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style-name="ce39" office:value-type="float" office:value="40" calcext:value-type="float">
            <text:p>40</text:p>
          </table:table-cell>
          <table:table-cell table:style-name="ce31" office:value-type="string" calcext:value-type="string">
            <text:p>Harding Siding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9]-[.C8])/[.J8])*60" office:value-type="float" office:value="0.75" calcext:value-type="float">
            <text:p>0.8</text:p>
          </table:table-cell>
          <table:table-cell table:style-name="ce82" table:formula="of:=(([.C9]-[.C8])/[.M8])*60" office:value-type="float" office:value="3" calcext:value-type="float">
            <text:p>3.0</text:p>
          </table:table-cell>
          <table:table-cell table:style-name="ce82" table:number-columns-repeated="2"/>
          <table:table-cell table:formula="of:=SUM([.S8:.S9])" office:value-type="float" office:value="5.64795918367347" calcext:value-type="float">
            <text:p>5.64795918367347</text:p>
          </table:table-cell>
          <table:table-cell table:number-columns-repeated="16361"/>
        </table:table-row>
        <table:table-row table:style-name="ro1">
          <table:table-cell table:style-name="ce8" table:number-columns-repeated="2"/>
          <table:table-cell table:style-name="ce21" office:value-type="float" office:value="416" calcext:value-type="float">
            <text:p>416.0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9" calcext:value-type="float">
            <text:p>49</text:p>
          </table:table-cell>
          <table:table-cell table:style-name="ce39" office:value-type="float" office:value="49" calcext:value-type="float">
            <text:p>49</text:p>
          </table:table-cell>
          <table:table-cell table:style-name="ce31" office:value-type="string" calcext:value-type="string">
            <text:p>N.S.S. Harding Siding</text:p>
          </table:table-cell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10]-[.C9])/[.J9])*60" office:value-type="float" office:value="4.89795918367347" calcext:value-type="float">
            <text:p>4.9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office:value-type="string" calcext:value-type="string">
            <text:p>Manley</text:p>
          </table:table-cell>
          <table:table-cell table:style-name="ce8"/>
          <table:table-cell table:style-name="ce21" office:value-type="float" office:value="420" calcext:value-type="float">
            <text:p>420.0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9" calcext:value-type="float">
            <text:p>49</text:p>
          </table:table-cell>
          <table:table-cell table:style-name="ce39" office:value-type="float" office:value="49" calcext:value-type="float">
            <text:p>49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11]-[.C10])/[.J10])*60" office:value-type="float" office:value="0.122448979591865" calcext:value-type="float">
            <text:p>0.1</text:p>
          </table:table-cell>
          <table:table-cell table:style-name="ce82" table:number-columns-repeated="3"/>
          <table:table-cell table:formula="of:=SUM([.S10:.S13])" office:value-type="float" office:value="14.3265306122449" calcext:value-type="float">
            <text:p>14.3265306122449</text:p>
          </table:table-cell>
          <table:table-cell table:number-columns-repeated="16361"/>
        </table:table-row>
        <table:table-row table:style-name="ro1">
          <table:table-cell table:style-name="ce8" table:number-columns-repeated="2"/>
          <table:table-cell table:style-name="ce21" office:value-type="float" office:value="420.1" calcext:value-type="float">
            <text:p>420.1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9" calcext:value-type="float">
            <text:p>49</text:p>
          </table:table-cell>
          <table:table-cell table:style-name="ce39" office:value-type="float" office:value="49" calcext:value-type="float">
            <text:p>49</text:p>
          </table:table-cell>
          <table:table-cell table:style-name="ce31" office:value-type="string" calcext:value-type="string">
            <text:p>S.S.S. Manley Siding</text:p>
          </table:table-cell>
          <table:table-cell office:value-type="float" office:value="25" calcext:value-type="float">
            <text:p>25</text:p>
          </table:table-cell>
          <table:table-cell table:style-name="ce39" office:value-type="float" office:value="25" calcext:value-type="float">
            <text:p>25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12]-[.C11])/[.J11])*60" office:value-type="float" office:value="1.46938775510203" calcext:value-type="float">
            <text:p>1.5</text:p>
          </table:table-cell>
          <table:table-cell table:style-name="ce82" table:formula="of:=(([.C12]-[.C11])/[.M11])*60" office:value-type="float" office:value="2.87999999999997" calcext:value-type="float">
            <text:p>2.9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21.3" calcext:value-type="float">
            <text:p>421.3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9" calcext:value-type="float">
            <text:p>49</text:p>
          </table:table-cell>
          <table:table-cell table:style-name="ce39" office:value-type="float" office:value="49" calcext:value-type="float">
            <text:p>49</text:p>
          </table:table-cell>
          <table:table-cell table:style-name="ce31" office:value-type="string" calcext:value-type="string">
            <text:p>N.S.S. Manley Siding</text:p>
          </table:table-cell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13]-[.C12])/[.J12])*60" office:value-type="float" office:value="11.1428571428571" calcext:value-type="float">
            <text:p>11.1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30.4" calcext:value-type="float">
            <text:p>430.4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9" calcext:value-type="float">
            <text:p>49</text:p>
          </table:table-cell>
          <table:table-cell table:style-name="ce39" office:value-type="float" office:value="49" calcext:value-type="float">
            <text:p>49</text:p>
          </table:table-cell>
          <table:table-cell table:style-name="ce31" office:value-type="string" calcext:value-type="string">
            <text:p>S.S.S. Dunbar Siding</text:p>
          </table:table-cell>
          <table:table-cell office:value-type="float" office:value="25" calcext:value-type="float">
            <text:p>25</text:p>
          </table:table-cell>
          <table:table-cell table:style-name="ce39" office:value-type="float" office:value="25" calcext:value-type="float">
            <text:p>25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14]-[.C13])/[.J13])*60" office:value-type="float" office:value="1.59183673469389" calcext:value-type="float">
            <text:p>1.6</text:p>
          </table:table-cell>
          <table:table-cell table:style-name="ce82" table:formula="of:=(([.C14]-[.C13])/[.M13])*60" office:value-type="float" office:value="3.12000000000003" calcext:value-type="float">
            <text:p>3.1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 office:value-type="string" calcext:value-type="string">
            <text:p>Dunbar</text:p>
          </table:table-cell>
          <table:table-cell table:style-name="ce8"/>
          <table:table-cell table:style-name="ce21" office:value-type="float" office:value="431.7" calcext:value-type="float">
            <text:p>431.7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9" calcext:value-type="float">
            <text:p>49</text:p>
          </table:table-cell>
          <table:table-cell table:style-name="ce39" office:value-type="float" office:value="49" calcext:value-type="float">
            <text:p>49</text:p>
          </table:table-cell>
          <table:table-cell table:style-name="ce31" office:value-type="string" calcext:value-type="string">
            <text:p>N.S.S. Dunbar Siding</text:p>
          </table:table-cell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15]-[.C14])/[.J14])*60" office:value-type="float" office:value="9.18367346938776" calcext:value-type="float">
            <text:p>9.2</text:p>
          </table:table-cell>
          <table:table-cell table:style-name="ce82" table:number-columns-repeated="3"/>
          <table:table-cell table:style-name="ce82" table:formula="of:=[.S14]" office:value-type="float" office:value="9.18367346938776" calcext:value-type="float">
            <text:p>9.2</text:p>
          </table:table-cell>
          <table:table-cell table:number-columns-repeated="16361"/>
        </table:table-row>
        <table:table-row table:style-name="ro1">
          <table:table-cell table:style-name="ce8" office:value-type="string" calcext:value-type="string">
            <text:p>Standard</text:p>
          </table:table-cell>
          <table:table-cell table:style-name="ce8"/>
          <table:table-cell table:style-name="ce21" office:value-type="float" office:value="439.2" calcext:value-type="float">
            <text:p>439.2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style-name="ce39" office:value-type="float" office:value="40" calcext:value-type="float">
            <text:p>40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16]-[.C15])/[.J15])*60" office:value-type="float" office:value="16.5" calcext:value-type="float">
            <text:p>16.5</text:p>
          </table:table-cell>
          <table:table-cell table:style-name="ce82" table:number-columns-repeated="3"/>
          <table:table-cell table:formula="of:=SUM([.S15:.S16])" office:value-type="float" office:value="17.4" calcext:value-type="float">
            <text:p>17.4</text:p>
          </table:table-cell>
          <table:table-cell table:number-columns-repeated="16361"/>
        </table:table-row>
        <table:table-row table:style-name="ro1">
          <table:table-cell table:style-name="ce8" table:number-columns-repeated="2"/>
          <table:table-cell table:style-name="ce21" office:value-type="float" office:value="450.2" calcext:value-type="float">
            <text:p>450.2</text:p>
          </table:table-cell>
          <table:table-cell table:style-name="ce21"/>
          <table:table-cell table:style-name="ce15" office:value-type="string" calcext:value-type="string">
            <text:p>S.S.S. Saulich</text:p>
          </table:table-cell>
          <table:table-cell table:style-name="ce6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1"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style-name="ce39" office:value-type="float" office:value="40" calcext:value-type="float">
            <text:p>40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 table:formula="of:=(([.C17]-[.C16])/[.G16])*60" office:value-type="float" office:value="3.60000000000014" calcext:value-type="float">
            <text:p>3.6</text:p>
          </table:table-cell>
          <table:table-cell table:style-name="ce82" table:formula="of:=(([.C17]-[.C16])/[.J16])*60" office:value-type="float" office:value="0.900000000000034" calcext:value-type="float">
            <text:p>0.9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office:value-type="string" calcext:value-type="string">
            <text:p>Saulich</text:p>
          </table:table-cell>
          <table:table-cell table:style-name="ce8"/>
          <table:table-cell table:style-name="ce21" office:value-type="float" office:value="450.8" calcext:value-type="float">
            <text:p>450.8</text:p>
          </table:table-cell>
          <table:table-cell table:style-name="ce21"/>
          <table:table-cell table:style-name="ce15" office:value-type="string" calcext:value-type="string">
            <text:p>Saulich Siding</text:p>
          </table:table-cell>
          <table:table-cell table:style-name="ce6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1"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style-name="ce39" office:value-type="float" office:value="40" calcext:value-type="float">
            <text:p>40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 table:formula="of:=(([.C18]-[.C17])/[.G17])*60" office:value-type="float" office:value="4.19999999999993" calcext:value-type="float">
            <text:p>4.2</text:p>
          </table:table-cell>
          <table:table-cell table:style-name="ce82" table:formula="of:=(([.C18]-[.C17])/[.J17])*60" office:value-type="float" office:value="1.04999999999998" calcext:value-type="float">
            <text:p>1.0</text:p>
          </table:table-cell>
          <table:table-cell table:style-name="ce82" table:number-columns-repeated="3"/>
          <table:table-cell table:formula="of:=SUM([.S17:.S27];[.T28:.T30])" office:value-type="float" office:value="38.5500000000002" calcext:value-type="float">
            <text:p>38.5500000000002</text:p>
          </table:table-cell>
          <table:table-cell table:number-columns-repeated="16361"/>
        </table:table-row>
        <table:table-row table:style-name="ro1">
          <table:table-cell table:style-name="ce8" table:number-columns-repeated="2"/>
          <table:table-cell table:style-name="ce21" office:value-type="float" office:value="451.5" calcext:value-type="float">
            <text:p>451.5</text:p>
          </table:table-cell>
          <table:table-cell table:style-name="ce21"/>
          <table:table-cell table:style-name="ce15" office:value-type="string" calcext:value-type="string">
            <text:p>N.S.S. Saulich</text:p>
          </table:table-cell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style-name="ce39" office:value-type="float" office:value="40" calcext:value-type="float">
            <text:p>40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19]-[.C18])/[.J18])*60" office:value-type="float" office:value="2.09999999999997" calcext:value-type="float">
            <text:p>2.1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52.9" calcext:value-type="float">
            <text:p>452.9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20]-[.C19])/[.J19])*60" office:value-type="float" office:value="10.8000000000001" calcext:value-type="float">
            <text:p>10.8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58.3" calcext:value-type="float">
            <text:p>458.3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ce31" office:value-type="string" calcext:value-type="string">
            <text:p>S.S.S. Ester Siding</text:p>
          </table:table-cell>
          <table:table-cell office:value-type="float" office:value="25" calcext:value-type="float">
            <text:p>25</text:p>
          </table:table-cell>
          <table:table-cell table:style-name="ce39" office:value-type="float" office:value="25" calcext:value-type="float">
            <text:p>25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21]-[.C20])/[.J20])*60" office:value-type="float" office:value="2.88" calcext:value-type="float">
            <text:p>2.9</text:p>
          </table:table-cell>
          <table:table-cell table:style-name="ce82" table:formula="of:=(([.C21]-[.C20])/[.M20])*60" office:value-type="float" office:value="3.45599999999999" calcext:value-type="float">
            <text:p>3.5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59.74" calcext:value-type="float">
            <text:p>459.7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ce31" office:value-type="string" calcext:value-type="string">
            <text:p>N.S.S. Ester Siding</text:p>
          </table:table-cell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22]-[.C21])/[.J21])*60" office:value-type="float" office:value="3.31999999999994" calcext:value-type="float">
            <text:p>3.3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office:value-type="string" calcext:value-type="string">
            <text:p>Ester</text:p>
          </table:table-cell>
          <table:table-cell table:style-name="ce8"/>
          <table:table-cell table:style-name="ce21" office:value-type="float" office:value="461.4" calcext:value-type="float">
            <text:p>461.4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30" calcext:value-type="float">
            <text:p>30</text:p>
          </table:table-cell>
          <table:table-cell table:style-name="ce39" office:value-type="float" office:value="30" calcext:value-type="float">
            <text:p>30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23]-[.C22])/[.J22])*60" office:value-type="float" office:value="3.40000000000009" calcext:value-type="float">
            <text:p>3.4</text:p>
          </table:table-cell>
          <table:table-cell table:style-name="ce82" table:number-columns-repeated="3"/>
          <table:table-cell table:formula="of:=SUM([.S22:.S24])" office:value-type="float" office:value="9.10000000000002" calcext:value-type="float">
            <text:p>9.10000000000002</text:p>
          </table:table-cell>
          <table:table-cell table:number-columns-repeated="16361"/>
        </table:table-row>
        <table:table-row table:style-name="ro1">
          <table:table-cell table:style-name="ce8" table:number-columns-repeated="2"/>
          <table:table-cell table:style-name="ce21" office:value-type="float" office:value="463.1" calcext:value-type="float">
            <text:p>463.1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style-name="ce39" office:value-type="float" office:value="40" calcext:value-type="float">
            <text:p>40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24]-[.C23])/[.J23])*60" office:value-type="float" office:value="5.54999999999998" calcext:value-type="float">
            <text:p>5.5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66.8" calcext:value-type="float">
            <text:p>466.8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style-name="ce39" office:value-type="float" office:value="40" calcext:value-type="float">
            <text:p>40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25]-[.C24])/[.J24])*60" office:value-type="float" office:value="0.149999999999949" calcext:value-type="float">
            <text:p>0.1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office:value-type="string" calcext:value-type="string">
            <text:p>U.A.F.</text:p>
          </table:table-cell>
          <table:table-cell table:style-name="ce8"/>
          <table:table-cell table:style-name="ce21" office:value-type="float" office:value="466.9" calcext:value-type="float">
            <text:p>466.9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40" calcext:value-type="float">
            <text:p>40</text:p>
          </table:table-cell>
          <table:table-cell table:style-name="ce39" office:value-type="float" office:value="40" calcext:value-type="float">
            <text:p>40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26]-[.C25])/[.J25])*60" office:value-type="float" office:value="0.900000000000034" calcext:value-type="float">
            <text:p>0.9</text:p>
          </table:table-cell>
          <table:table-cell table:style-name="ce82" table:number-columns-repeated="3"/>
          <table:table-cell table:formula="of:=SUM([.S25:.S27];[.T28:.T30])" office:value-type="float" office:value="9.30000000000024" calcext:value-type="float">
            <text:p>9.30000000000024</text:p>
          </table:table-cell>
          <table:table-cell table:formula="of:=SUM([.S25:.S32])" office:value-type="float" office:value="11.1000000000001" calcext:value-type="float">
            <text:p>11.1000000000001</text:p>
          </table:table-cell>
          <table:table-cell table:number-columns-repeated="16360"/>
        </table:table-row>
        <table:table-row table:style-name="ro1">
          <table:table-cell table:style-name="ce8" table:number-columns-repeated="2"/>
          <table:table-cell table:style-name="ce21" office:value-type="float" office:value="467.5" calcext:value-type="float">
            <text:p>467.5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20" calcext:value-type="float">
            <text:p>20</text:p>
          </table:table-cell>
          <table:table-cell table:style-name="ce39" office:value-type="float" office:value="20" calcext:value-type="float">
            <text:p>20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27]-[.C26])/[.J26])*60" office:value-type="float" office:value="1.80000000000007" calcext:value-type="float">
            <text:p>1.8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68.1" calcext:value-type="float">
            <text:p>468.1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20" calcext:value-type="float">
            <text:p>20</text:p>
          </table:table-cell>
          <table:table-cell table:style-name="ce39" office:value-type="float" office:value="20" calcext:value-type="float">
            <text:p>20</text:p>
          </table:table-cell>
          <table:table-cell table:style-name="ce31"/>
          <table:table-cell/>
          <table:table-cell table:style-name="ce39"/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28]-[.C27])/[.J27])*60" office:value-type="float" office:value="2.39999999999986" calcext:value-type="float">
            <text:p>2.4</text:p>
          </table:table-cell>
          <table:table-cell table:style-name="ce82" table:number-columns-repeated="3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68.9" calcext:value-type="float">
            <text:p>468.9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20" calcext:value-type="float">
            <text:p>20</text:p>
          </table:table-cell>
          <table:table-cell table:style-name="ce39" office:value-type="float" office:value="20" calcext:value-type="float">
            <text:p>20</text:p>
          </table:table-cell>
          <table:table-cell table:style-name="ce31" office:value-type="string" calcext:value-type="string">
            <text:p>Golde Heart Lead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29]-[.C28])/[.J28])*60" office:value-type="float" office:value="0.300000000000068" calcext:value-type="float">
            <text:p>0.3</text:p>
          </table:table-cell>
          <table:table-cell table:style-name="ce82" table:formula="of:=(([.C29]-[.C28])/[.M28])*60" office:value-type="float" office:value="0.600000000000136" calcext:value-type="float">
            <text:p>0.6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 table:number-columns-repeated="2"/>
          <table:table-cell table:style-name="ce21" office:value-type="float" office:value="469" calcext:value-type="float">
            <text:p>469.0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</text:p>
          </table:table-cell>
          <table:table-cell office:value-type="float" office:value="20" calcext:value-type="float">
            <text:p>20</text:p>
          </table:table-cell>
          <table:table-cell table:style-name="ce39" office:value-type="float" office:value="20" calcext:value-type="float">
            <text:p>20</text:p>
          </table:table-cell>
          <table:table-cell table:style-name="ce31" office:value-type="string" calcext:value-type="string">
            <text:p>Golde Heart Lead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30]-[.C29])/[.J29])*60" office:value-type="float" office:value="0.900000000000034" calcext:value-type="float">
            <text:p>0.9</text:p>
          </table:table-cell>
          <table:table-cell table:style-name="ce82" table:formula="of:=(([.C30]-[.C29])/[.M29])*60" office:value-type="float" office:value="1.80000000000007" calcext:value-type="float">
            <text:p>1.8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/>
          <table:table-cell table:style-name="ce8" office:value-type="string" calcext:value-type="string">
            <text:p>G 0.0</text:p>
          </table:table-cell>
          <table:table-cell table:style-name="ce21" office:value-type="float" office:value="469.3" calcext:value-type="float">
            <text:p>469.3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 (Fairbanks Yard)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style-name="ce31" office:value-type="string" calcext:value-type="string">
            <text:p>Golde Heart Lead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31]-[.C30])/[.J30])*60" office:value-type="float" office:value="1.80000000000007" calcext:value-type="float">
            <text:p>1.8</text:p>
          </table:table-cell>
          <table:table-cell table:style-name="ce82" table:formula="of:=(([.C31]-[.C30])/[.M30])*60" office:value-type="float" office:value="1.80000000000007" calcext:value-type="float">
            <text:p>1.8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 office:value-type="string" calcext:value-type="string">
            <text:p>Fairbanks (A.R.R.)</text:p>
          </table:table-cell>
          <table:table-cell table:style-name="ce8" office:value-type="string" calcext:value-type="string">
            <text:p>G 0.3</text:p>
          </table:table-cell>
          <table:table-cell table:style-name="ce21" table:formula="of:=[.C30]+0.3" office:value-type="float" office:value="469.6" calcext:value-type="float">
            <text:p>469.6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 office:value-type="string" calcext:value-type="string">
            <text:p>Main (Fairbanks Yard)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style-name="ce31" office:value-type="string" calcext:value-type="string">
            <text:p>Golde Heart Lead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10" calcext:value-type="float">
            <text:p>1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32]-[.C31])/[.J31])*60" office:value-type="float" office:value="1.19999999999993" calcext:value-type="float">
            <text:p>1.2</text:p>
          </table:table-cell>
          <table:table-cell table:style-name="ce82" table:formula="of:=(([.C32]-[.C31])/[.M31])*60" office:value-type="float" office:value="1.19999999999993" calcext:value-type="float">
            <text:p>1.2</text:p>
          </table:table-cell>
          <table:table-cell table:style-name="ce82" table:number-columns-repeated="2"/>
          <table:table-cell table:formula="of:=SUM([.T31:.T38])" office:value-type="float" office:value="18.7525423728813" calcext:value-type="float">
            <text:p>18.7525423728813</text:p>
          </table:table-cell>
          <table:table-cell table:formula="of:=SUM([.T31:.T36];[.U37:.U38])" office:value-type="float" office:value="21.84" calcext:value-type="float">
            <text:p>21.84</text:p>
          </table:table-cell>
          <table:table-cell table:number-columns-repeated="16360"/>
        </table:table-row>
        <table:table-row table:style-name="ro1">
          <table:table-cell table:style-name="ce8"/>
          <table:table-cell table:style-name="ce8" office:value-type="string" calcext:value-type="string">
            <text:p>G 0.5</text:p>
          </table:table-cell>
          <table:table-cell table:style-name="ce21" table:formula="of:=[.C30]+0.5" office:value-type="float" office:value="469.8" calcext:value-type="float">
            <text:p>469.8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5" office:value-type="string" calcext:value-type="string">
            <text:p>Main (Fairbanks Yard)</text:p>
          </table:table-cell>
          <table:table-cell table:style-name="ce38" office:value-type="float" office:value="10" calcext:value-type="float">
            <text:p>10</text:p>
          </table:table-cell>
          <table:table-cell table:style-name="ce42" office:value-type="float" office:value="10" calcext:value-type="float">
            <text:p>10</text:p>
          </table:table-cell>
          <table:table-cell table:style-name="ce31" office:value-type="string" calcext:value-type="string">
            <text:p>Eielson Branch</text:p>
          </table:table-cell>
          <table:table-cell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/>
          <table:table-cell table:style-name="ce82" table:formula="of:=(([.C33]-[.C32])/[.J32])*60" office:value-type="float" office:value="1.80000000000007" calcext:value-type="float">
            <text:p>1.8</text:p>
          </table:table-cell>
          <table:table-cell table:style-name="ce82" table:formula="of:=(([.C33]-[.C32])/[.M32])*60" office:value-type="float" office:value="0.600000000000023" calcext:value-type="float">
            <text:p>0.6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 office:value-type="string" calcext:value-type="string">
            <text:p>Fairbanks (A.F.C.)</text:p>
          </table:table-cell>
          <table:table-cell table:style-name="ce8" office:value-type="string" calcext:value-type="string">
            <text:p>G 0.8</text:p>
          </table:table-cell>
          <table:table-cell table:style-name="ce21" table:formula="of:=[.C30]+&quot;0.8&quot;" office:value-type="float" office:value="470.1" calcext:value-type="float">
            <text:p>470.1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1" office:value-type="string" calcext:value-type="string">
            <text:p>Eielson Branch</text:p>
          </table:table-cell>
          <table:table-cell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 table:number-columns-repeated="2"/>
          <table:table-cell table:style-name="ce82" table:formula="of:=(([.C34]-[.C33])/[.M33])*60" office:value-type="float" office:value="4.79999999999995" calcext:value-type="float">
            <text:p>4.8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/>
          <table:table-cell table:style-name="ce8" office:value-type="string" calcext:value-type="string">
            <text:p>G 3.2</text:p>
          </table:table-cell>
          <table:table-cell table:style-name="ce21" table:formula="of:=[.C30]+3.2" office:value-type="float" office:value="472.5" calcext:value-type="float">
            <text:p>472.5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1" office:value-type="string" calcext:value-type="string">
            <text:p>Eielson Branch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 table:number-columns-repeated="2"/>
          <table:table-cell table:style-name="ce82" table:formula="of:=(([.C35]-[.C34])/[.M34])*60" office:value-type="float" office:value="1.80000000000007" calcext:value-type="float">
            <text:p>1.8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/>
          <table:table-cell table:style-name="ce8" office:value-type="string" calcext:value-type="string">
            <text:p>G 3.8</text:p>
          </table:table-cell>
          <table:table-cell table:style-name="ce21" table:formula="of:=[.C30]+3.8" office:value-type="float" office:value="473.1" calcext:value-type="float">
            <text:p>473.1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1" office:value-type="string" calcext:value-type="string">
            <text:p>Eielson Branch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 table:number-columns-repeated="2"/>
          <table:table-cell table:style-name="ce82" table:formula="of:=(([.C36]-[.C35])/[.M35])*60" office:value-type="float" office:value="3.59999999999997" calcext:value-type="float">
            <text:p>3.6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/>
          <table:table-cell table:style-name="ce8" office:value-type="string" calcext:value-type="string">
            <text:p>G 5.0</text:p>
          </table:table-cell>
          <table:table-cell table:style-name="ce21" table:formula="of:=[.C30]+5" office:value-type="float" office:value="474.3" calcext:value-type="float">
            <text:p>474.3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1" office:value-type="string" calcext:value-type="string">
            <text:p>Eielson Branch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ce31"/>
          <table:table-cell/>
          <table:table-cell table:style-name="ce39"/>
          <table:table-cell table:style-name="ce21"/>
          <table:table-cell table:style-name="ce82" table:number-columns-repeated="2"/>
          <table:table-cell table:style-name="ce82" table:formula="of:=(([.C37]-[.C36])/[.M36])*60" office:value-type="float" office:value="3.59999999999997" calcext:value-type="float">
            <text:p>3.6</text:p>
          </table:table-cell>
          <table:table-cell table:style-name="ce82" table:number-columns-repeated="2"/>
          <table:table-cell table:number-columns-repeated="16362"/>
        </table:table-row>
        <table:table-row table:style-name="ro1">
          <table:table-cell table:style-name="ce8"/>
          <table:table-cell table:style-name="ce8" office:value-type="string" calcext:value-type="string">
            <text:p>G 6.2</text:p>
          </table:table-cell>
          <table:table-cell table:style-name="ce21" table:formula="of:=[.C30]+6.2" office:value-type="float" office:value="475.5" calcext:value-type="float">
            <text:p>475.5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1" office:value-type="string" calcext:value-type="string">
            <text:p>Eielson Branch</text:p>
          </table:table-cell>
          <table:table-cell office:value-type="float" office:value="15" calcext:value-type="float">
            <text:p>15</text:p>
          </table:table-cell>
          <table:table-cell table:style-name="ce39" office:value-type="float" office:value="59" calcext:value-type="float">
            <text:p>59</text:p>
          </table:table-cell>
          <table:table-cell table:style-name="ce31" office:value-type="string" calcext:value-type="string">
            <text:p>N.S.S. Eielson Passenger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21"/>
          <table:table-cell table:style-name="ce82" table:number-columns-repeated="2"/>
          <table:table-cell table:style-name="ce82" table:formula="of:=(([.C38]-[.C37])/[.M37])*60" office:value-type="float" office:value="0.10169491525426" calcext:value-type="float">
            <text:p>0.1</text:p>
          </table:table-cell>
          <table:table-cell table:style-name="ce82" table:formula="of:=(([.C38]-[.C37])/[.P37])*60" office:value-type="float" office:value="0.240000000000055" calcext:value-type="float">
            <text:p>0.2</text:p>
          </table:table-cell>
          <table:table-cell table:style-name="ce82"/>
          <table:table-cell table:number-columns-repeated="16362"/>
        </table:table-row>
        <table:table-row table:style-name="ro1">
          <table:table-cell table:style-name="ce8"/>
          <table:table-cell table:style-name="ce8" office:value-type="string" calcext:value-type="string">
            <text:p>G 6.3</text:p>
          </table:table-cell>
          <table:table-cell table:style-name="ce21" table:formula="of:=[.C30]+6.3" office:value-type="float" office:value="475.6" calcext:value-type="float">
            <text:p>475.6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1" office:value-type="string" calcext:value-type="string">
            <text:p>Eielson Branch</text:p>
          </table:table-cell>
          <table:table-cell office:value-type="float" office:value="15" calcext:value-type="float">
            <text:p>15</text:p>
          </table:table-cell>
          <table:table-cell table:style-name="ce39" office:value-type="float" office:value="59" calcext:value-type="float">
            <text:p>59</text:p>
          </table:table-cell>
          <table:table-cell table:style-name="ce31" office:value-type="string" calcext:value-type="string">
            <text:p>Eielson Passenger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21"/>
          <table:table-cell table:style-name="ce82" table:number-columns-repeated="2"/>
          <table:table-cell table:style-name="ce82" table:formula="of:=(([.C39]-[.C38])/[.M38])*60" office:value-type="float" office:value="3.05084745762712" calcext:value-type="float">
            <text:p>3.1</text:p>
          </table:table-cell>
          <table:table-cell table:style-name="ce82" table:formula="of:=(([.C39]-[.C38])/[.P38])*60" office:value-type="float" office:value="6" calcext:value-type="float">
            <text:p>6.0</text:p>
          </table:table-cell>
          <table:table-cell table:style-name="ce82"/>
          <table:table-cell table:number-columns-repeated="16362"/>
        </table:table-row>
        <table:table-row table:style-name="ro1">
          <table:table-cell table:style-name="ce8" office:value-type="string" calcext:value-type="string">
            <text:p>Badger</text:p>
          </table:table-cell>
          <table:table-cell table:style-name="ce8" office:value-type="string" calcext:value-type="string">
            <text:p>G 9.3</text:p>
          </table:table-cell>
          <table:table-cell table:style-name="ce21" table:formula="of:=[.C30]+9.3" office:value-type="float" office:value="478.6" calcext:value-type="float">
            <text:p>478.6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1" office:value-type="string" calcext:value-type="string">
            <text:p>Eielson Branch</text:p>
          </table:table-cell>
          <table:table-cell office:value-type="float" office:value="15" calcext:value-type="float">
            <text:p>15</text:p>
          </table:table-cell>
          <table:table-cell table:style-name="ce39" office:value-type="float" office:value="59" calcext:value-type="float">
            <text:p>59</text:p>
          </table:table-cell>
          <table:table-cell table:style-name="ce31" office:value-type="string" calcext:value-type="string">
            <text:p>Eielson Passenger</text:p>
          </table:table-cell>
          <table:table-cell/>
          <table:table-cell table:style-name="ce39" office:value-type="float" office:value="30" calcext:value-type="float">
            <text:p>30</text:p>
          </table:table-cell>
          <table:table-cell table:style-name="ce21"/>
          <table:table-cell table:style-name="ce82" table:number-columns-repeated="2"/>
          <table:table-cell table:style-name="ce82" table:formula="of:=(([.C40]-[.C39])/[.M39])*60" office:value-type="float" office:value="6.71186440677963" calcext:value-type="float">
            <text:p>6.7</text:p>
          </table:table-cell>
          <table:table-cell table:style-name="ce82" table:formula="of:=(([.C40]-[.C39])/[.P39])*60" office:value-type="float" office:value="13.1999999999999" calcext:value-type="float">
            <text:p>13.2</text:p>
          </table:table-cell>
          <table:table-cell table:style-name="ce82"/>
          <table:table-cell table:formula="of:=SUM([.T39];[.U40])" office:value-type="float" office:value="7.19186440677974" calcext:value-type="float">
            <text:p>7.19186440677974</text:p>
          </table:table-cell>
          <table:table-cell table:formula="of:=SUM([.U39:.U40])" office:value-type="float" office:value="13.68" calcext:value-type="float">
            <text:p>13.68</text:p>
          </table:table-cell>
          <table:table-cell table:number-columns-repeated="16360"/>
        </table:table-row>
        <table:table-row table:style-name="ro1">
          <table:table-cell table:style-name="ce8"/>
          <table:table-cell table:style-name="ce8" office:value-type="string" calcext:value-type="string">
            <text:p>G 15.9</text:p>
          </table:table-cell>
          <table:table-cell table:style-name="ce21" table:formula="of:=[.C30]+15.9" office:value-type="float" office:value="485.2" calcext:value-type="float">
            <text:p>485.2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1" office:value-type="string" calcext:value-type="string">
            <text:p>Eielson Branch</text:p>
          </table:table-cell>
          <table:table-cell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style-name="ce31" office:value-type="string" calcext:value-type="string">
            <text:p>Eielson Passenger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21"/>
          <table:table-cell table:style-name="ce82" table:number-columns-repeated="2"/>
          <table:table-cell table:style-name="ce82" table:formula="of:=(([.C41]-[.C40])/[.M40])*60" office:value-type="float" office:value="0.400000000000091" calcext:value-type="float">
            <text:p>0.4</text:p>
          </table:table-cell>
          <table:table-cell table:style-name="ce82" table:formula="of:=(([.C41]-[.C40])/[.P40])*60" office:value-type="float" office:value="0.480000000000109" calcext:value-type="float">
            <text:p>0.5</text:p>
          </table:table-cell>
          <table:table-cell table:style-name="ce82"/>
          <table:table-cell table:number-columns-repeated="16362"/>
        </table:table-row>
        <table:table-row table:style-name="ro1">
          <table:table-cell table:style-name="ce8" office:value-type="string" calcext:value-type="string">
            <text:p>North Pole</text:p>
          </table:table-cell>
          <table:table-cell table:style-name="ce8" office:value-type="string" calcext:value-type="string">
            <text:p>G 16.1</text:p>
          </table:table-cell>
          <table:table-cell table:style-name="ce21" table:formula="of:=[.C30]+16.1" office:value-type="float" office:value="485.4" calcext:value-type="float">
            <text:p>485.4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1" office:value-type="string" calcext:value-type="string">
            <text:p>Eielson Branch</text:p>
          </table:table-cell>
          <table:table-cell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style-name="ce31" office:value-type="string" calcext:value-type="string">
            <text:p>S.S.S. Eielson Passenger</text:p>
          </table:table-cell>
          <table:table-cell/>
          <table:table-cell table:style-name="ce39"/>
          <table:table-cell table:style-name="ce21"/>
          <table:table-cell table:style-name="ce82" table:number-columns-repeated="2"/>
          <table:table-cell table:style-name="ce82" table:formula="of:=(([.C42]-[.C41])/[.M41])*60" office:value-type="float" office:value="0.599999999999909" calcext:value-type="float">
            <text:p>0.6</text:p>
          </table:table-cell>
          <table:table-cell table:style-name="ce82" table:number-columns-repeated="2"/>
          <table:table-cell table:formula="of:=SUM([.T41:.T43])" office:value-type="float" office:value="17.2999999999999" calcext:value-type="float">
            <text:p>17.2999999999999</text:p>
          </table:table-cell>
          <table:table-cell table:number-columns-repeated="16361"/>
        </table:table-row>
        <table:table-row table:style-name="ro1">
          <table:table-cell table:style-name="ce8"/>
          <table:table-cell table:style-name="ce8" office:value-type="string" calcext:value-type="string">
            <text:p>G 16.4</text:p>
          </table:table-cell>
          <table:table-cell table:style-name="ce21" table:formula="of:=[.C30]+16.4" office:value-type="float" office:value="485.7" calcext:value-type="float">
            <text:p>485.7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1" office:value-type="string" calcext:value-type="string">
            <text:p>Eielson Branch</text:p>
          </table:table-cell>
          <table:table-cell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style-name="ce31"/>
          <table:table-cell/>
          <table:table-cell table:style-name="ce39"/>
          <table:table-cell table:style-name="ce21"/>
          <table:table-cell table:number-columns-repeated="2"/>
          <table:table-cell table:style-name="ce82" table:formula="of:=(([.C43]-[.C42])/[.M42])*60" office:value-type="float" office:value="2.60000000000002" calcext:value-type="float">
            <text:p>2.6</text:p>
          </table:table-cell>
          <table:table-cell table:number-columns-repeated="16364"/>
        </table:table-row>
        <table:table-row table:style-name="ro1">
          <table:table-cell table:style-name="ce8"/>
          <table:table-cell table:style-name="ce8" office:value-type="string" calcext:value-type="string">
            <text:p>G 17.7</text:p>
          </table:table-cell>
          <table:table-cell table:style-name="ce21" table:formula="of:=[.C30]+17.7" office:value-type="float" office:value="487" calcext:value-type="float">
            <text:p>487.0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1" office:value-type="string" calcext:value-type="string">
            <text:p>Eielson Branch</text:p>
          </table:table-cell>
          <table:table-cell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ce31"/>
          <table:table-cell/>
          <table:table-cell table:style-name="ce39"/>
          <table:table-cell table:style-name="ce21"/>
          <table:table-cell table:number-columns-repeated="2"/>
          <table:table-cell table:style-name="ce82" table:formula="of:=(([.C44]-[.C43])/[.M43])*60" office:value-type="float" office:value="14.1" calcext:value-type="float">
            <text:p>14.1</text:p>
          </table:table-cell>
          <table:table-cell table:number-columns-repeated="16364"/>
        </table:table-row>
        <table:table-row table:style-name="ro1">
          <table:table-cell table:style-name="ce8" office:value-type="string" calcext:value-type="string">
            <text:p>Moose Creek</text:p>
          </table:table-cell>
          <table:table-cell table:style-name="ce8" office:value-type="string" calcext:value-type="string">
            <text:p>G 22.4</text:p>
          </table:table-cell>
          <table:table-cell table:style-name="ce21" table:formula="of:=[.C30]+22.4" office:value-type="float" office:value="491.7" calcext:value-type="float">
            <text:p>491.7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39"/>
          <table:table-cell table:style-name="ce35" office:value-type="string" calcext:value-type="string">
            <text:p>Eielson Branch</text:p>
          </table:table-cell>
          <table:table-cell table:style-name="ce38" office:value-type="float" office:value="10" calcext:value-type="float">
            <text:p>10</text:p>
          </table:table-cell>
          <table:table-cell table:style-name="ce42" office:value-type="float" office:value="20" calcext:value-type="float">
            <text:p>20</text:p>
          </table:table-cell>
          <table:table-cell table:style-name="ce36"/>
          <table:table-cell table:style-name="ce43"/>
          <table:table-cell table:style-name="ce39"/>
          <table:table-cell table:style-name="ce21"/>
          <table:table-cell table:number-columns-repeated="2"/>
          <table:table-cell table:style-name="ce82" table:formula="of:=(([.C45]-[.C44])/[.M44])*60" office:value-type="float" office:value="16.8000000000001" calcext:value-type="float">
            <text:p>16.8</text:p>
          </table:table-cell>
          <table:table-cell table:number-columns-repeated="16364"/>
        </table:table-row>
        <table:table-row table:style-name="ro1">
          <table:table-cell table:style-name="ce8"/>
          <table:table-cell table:style-name="ce8" office:value-type="string" calcext:value-type="string">
            <text:p>G 28.0</text:p>
          </table:table-cell>
          <table:table-cell table:style-name="ce21" table:formula="of:=[.C30]+28" office:value-type="float" office:value="497.3" calcext:value-type="float">
            <text:p>497.3</text:p>
          </table:table-cell>
          <table:table-cell table:style-name="ce21"/>
          <table:table-cell table:style-name="ce15"/>
          <table:table-cell/>
          <table:table-cell table:style-name="ce23"/>
          <table:table-cell table:style-name="ce31"/>
          <table:table-cell/>
          <table:table-cell table:style-name="ce43"/>
          <table:table-cell table:style-name="ce31"/>
          <table:table-cell table:style-name="ce43"/>
          <table:table-cell table:style-name="ce39"/>
          <table:table-cell table:style-name="ce36"/>
          <table:table-cell table:style-name="ce43"/>
          <table:table-cell table:style-name="ce39"/>
          <table:table-cell table:style-name="ce21"/>
          <table:table-cell table:number-columns-repeated="16367"/>
        </table:table-row>
        <table:table-row table:style-name="ro1">
          <table:table-cell table:style-name="ce8" table:number-columns-repeated="2"/>
          <table:table-cell table:style-name="ce21" table:number-columns-repeated="2"/>
          <table:table-cell table:style-name="ce16"/>
          <table:table-cell/>
          <table:table-cell table:style-name="ce16"/>
          <table:table-cell table:style-name="ce36"/>
          <table:table-cell/>
          <table:table-cell table:style-name="ce43"/>
          <table:table-cell table:style-name="ce36"/>
          <table:table-cell/>
          <table:table-cell table:style-name="ce43"/>
          <table:table-cell table:style-name="ce36"/>
          <table:table-cell/>
          <table:table-cell table:style-name="ce43"/>
          <table:table-cell table:style-name="ce21"/>
          <table:table-cell table:number-columns-repeated="16367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umbers" table:style-name="ta1">
        <table:table-column table:style-name="co5" table:default-cell-style-name="ce77"/>
        <table:table-column table:style-name="co4" table:number-columns-repeated="16383" table:default-cell-style-name="ce77"/>
        <table:table-row table:style-name="ro1">
          <table:table-cell table:style-name="ce76" office:value-type="time" office:time-value="PT00H00M00S" calcext:value-type="time">
            <text:p>12:00:00 AM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16381"/>
        </table:table-row>
        <table:table-row table:style-name="ro1">
          <table:table-cell table:style-name="ce76" table:formula="of:=[.A1]+&quot;0:30&quot;" office:value-type="time" office:time-value="PT00H30M00S" calcext:value-type="time">
            <text:p>12:30:00 AM</text:p>
          </table:table-cell>
          <table:table-cell table:formula="of:=[.B1]+2" office:value-type="float" office:value="102" calcext:value-type="float">
            <text:p>102</text:p>
          </table:table-cell>
          <table:table-cell table:formula="of:=[.C1]+2" office:value-type="float" office:value="103" calcext:value-type="float">
            <text:p>103</text:p>
          </table:table-cell>
          <table:table-cell table:number-columns-repeated="16381"/>
        </table:table-row>
        <table:table-row table:style-name="ro1">
          <table:table-cell table:style-name="ce76" table:formula="of:=[.A2]+&quot;0:30&quot;" office:value-type="time" office:time-value="PT01H00M00S" calcext:value-type="time">
            <text:p>01:00:00 AM</text:p>
          </table:table-cell>
          <table:table-cell table:formula="of:=[.B2]+2" office:value-type="float" office:value="104" calcext:value-type="float">
            <text:p>104</text:p>
          </table:table-cell>
          <table:table-cell table:formula="of:=[.C2]+2" office:value-type="float" office:value="105" calcext:value-type="float">
            <text:p>105</text:p>
          </table:table-cell>
          <table:table-cell table:number-columns-repeated="16381"/>
        </table:table-row>
        <table:table-row table:style-name="ro1">
          <table:table-cell table:style-name="ce76" table:formula="of:=[.A3]+&quot;0:30&quot;" office:value-type="time" office:time-value="PT01H30M00S" calcext:value-type="time">
            <text:p>01:30:00 AM</text:p>
          </table:table-cell>
          <table:table-cell table:formula="of:=[.B3]+2" office:value-type="float" office:value="106" calcext:value-type="float">
            <text:p>106</text:p>
          </table:table-cell>
          <table:table-cell table:formula="of:=[.C3]+2" office:value-type="float" office:value="107" calcext:value-type="float">
            <text:p>107</text:p>
          </table:table-cell>
          <table:table-cell table:number-columns-repeated="16381"/>
        </table:table-row>
        <table:table-row table:style-name="ro1">
          <table:table-cell table:style-name="ce76" table:formula="of:=[.A4]+&quot;0:30&quot;" office:value-type="time" office:time-value="PT02H00M00S" calcext:value-type="time">
            <text:p>02:00:00 AM</text:p>
          </table:table-cell>
          <table:table-cell table:formula="of:=[.B4]+2" office:value-type="float" office:value="108" calcext:value-type="float">
            <text:p>108</text:p>
          </table:table-cell>
          <table:table-cell table:formula="of:=[.C4]+2" office:value-type="float" office:value="109" calcext:value-type="float">
            <text:p>109</text:p>
          </table:table-cell>
          <table:table-cell table:number-columns-repeated="16381"/>
        </table:table-row>
        <table:table-row table:style-name="ro1">
          <table:table-cell table:style-name="ce76" table:formula="of:=[.A5]+&quot;0:30&quot;" office:value-type="time" office:time-value="PT02H30M00S" calcext:value-type="time">
            <text:p>02:30:00 AM</text:p>
          </table:table-cell>
          <table:table-cell table:formula="of:=[.B5]+2" office:value-type="float" office:value="110" calcext:value-type="float">
            <text:p>110</text:p>
          </table:table-cell>
          <table:table-cell table:formula="of:=[.C5]+2" office:value-type="float" office:value="111" calcext:value-type="float">
            <text:p>111</text:p>
          </table:table-cell>
          <table:table-cell table:number-columns-repeated="16381"/>
        </table:table-row>
        <table:table-row table:style-name="ro1">
          <table:table-cell table:style-name="ce76" table:formula="of:=[.A6]+&quot;0:30&quot;" office:value-type="time" office:time-value="PT03H00M00S" calcext:value-type="time">
            <text:p>03:00:00 AM</text:p>
          </table:table-cell>
          <table:table-cell table:formula="of:=[.B6]+2" office:value-type="float" office:value="112" calcext:value-type="float">
            <text:p>112</text:p>
          </table:table-cell>
          <table:table-cell table:formula="of:=[.C6]+2" office:value-type="float" office:value="113" calcext:value-type="float">
            <text:p>113</text:p>
          </table:table-cell>
          <table:table-cell table:number-columns-repeated="16381"/>
        </table:table-row>
        <table:table-row table:style-name="ro1">
          <table:table-cell table:style-name="ce76" table:formula="of:=[.A7]+&quot;0:30&quot;" office:value-type="time" office:time-value="PT03H30M00S" calcext:value-type="time">
            <text:p>03:30:00 AM</text:p>
          </table:table-cell>
          <table:table-cell table:formula="of:=[.B7]+2" office:value-type="float" office:value="114" calcext:value-type="float">
            <text:p>114</text:p>
          </table:table-cell>
          <table:table-cell table:formula="of:=[.C7]+2" office:value-type="float" office:value="115" calcext:value-type="float">
            <text:p>115</text:p>
          </table:table-cell>
          <table:table-cell table:number-columns-repeated="16381"/>
        </table:table-row>
        <table:table-row table:style-name="ro1">
          <table:table-cell table:style-name="ce76" table:formula="of:=[.A8]+&quot;0:30&quot;" office:value-type="time" office:time-value="PT04H00M00S" calcext:value-type="time">
            <text:p>04:00:00 AM</text:p>
          </table:table-cell>
          <table:table-cell table:formula="of:=[.B8]+2" office:value-type="float" office:value="116" calcext:value-type="float">
            <text:p>116</text:p>
          </table:table-cell>
          <table:table-cell table:formula="of:=[.C8]+2" office:value-type="float" office:value="117" calcext:value-type="float">
            <text:p>117</text:p>
          </table:table-cell>
          <table:table-cell table:number-columns-repeated="16381"/>
        </table:table-row>
        <table:table-row table:style-name="ro1">
          <table:table-cell table:style-name="ce76" table:formula="of:=[.A9]+&quot;0:30&quot;" office:value-type="time" office:time-value="PT04H30M00S" calcext:value-type="time">
            <text:p>04:30:00 AM</text:p>
          </table:table-cell>
          <table:table-cell table:formula="of:=[.B9]+2" office:value-type="float" office:value="118" calcext:value-type="float">
            <text:p>118</text:p>
          </table:table-cell>
          <table:table-cell table:formula="of:=[.C9]+2" office:value-type="float" office:value="119" calcext:value-type="float">
            <text:p>119</text:p>
          </table:table-cell>
          <table:table-cell table:number-columns-repeated="16381"/>
        </table:table-row>
        <table:table-row table:style-name="ro1">
          <table:table-cell table:style-name="ce76" table:formula="of:=[.A10]+&quot;0:30&quot;" office:value-type="time" office:time-value="PT05H00M00S" calcext:value-type="time">
            <text:p>05:00:00 AM</text:p>
          </table:table-cell>
          <table:table-cell table:formula="of:=[.B10]+2" office:value-type="float" office:value="120" calcext:value-type="float">
            <text:p>120</text:p>
          </table:table-cell>
          <table:table-cell table:formula="of:=[.C10]+2" office:value-type="float" office:value="121" calcext:value-type="float">
            <text:p>121</text:p>
          </table:table-cell>
          <table:table-cell table:number-columns-repeated="16381"/>
        </table:table-row>
        <table:table-row table:style-name="ro1">
          <table:table-cell table:style-name="ce76" table:formula="of:=[.A11]+&quot;0:30&quot;" office:value-type="time" office:time-value="PT05H30M00S" calcext:value-type="time">
            <text:p>05:30:00 AM</text:p>
          </table:table-cell>
          <table:table-cell table:formula="of:=[.B11]+2" office:value-type="float" office:value="122" calcext:value-type="float">
            <text:p>122</text:p>
          </table:table-cell>
          <table:table-cell table:formula="of:=[.C11]+2" office:value-type="float" office:value="123" calcext:value-type="float">
            <text:p>123</text:p>
          </table:table-cell>
          <table:table-cell table:number-columns-repeated="16381"/>
        </table:table-row>
        <table:table-row table:style-name="ro1">
          <table:table-cell table:style-name="ce76" table:formula="of:=[.A12]+&quot;0:30&quot;" office:value-type="time" office:time-value="PT06H00M00S" calcext:value-type="time">
            <text:p>06:00:00 AM</text:p>
          </table:table-cell>
          <table:table-cell table:formula="of:=[.B12]+2" office:value-type="float" office:value="124" calcext:value-type="float">
            <text:p>124</text:p>
          </table:table-cell>
          <table:table-cell table:formula="of:=[.C12]+2" office:value-type="float" office:value="125" calcext:value-type="float">
            <text:p>125</text:p>
          </table:table-cell>
          <table:table-cell table:number-columns-repeated="16381"/>
        </table:table-row>
        <table:table-row table:style-name="ro1">
          <table:table-cell table:style-name="ce76" table:formula="of:=[.A13]+&quot;0:30&quot;" office:value-type="time" office:time-value="PT06H30M00S" calcext:value-type="time">
            <text:p>06:30:00 AM</text:p>
          </table:table-cell>
          <table:table-cell table:formula="of:=[.B13]+2" office:value-type="float" office:value="126" calcext:value-type="float">
            <text:p>126</text:p>
          </table:table-cell>
          <table:table-cell table:formula="of:=[.C13]+2" office:value-type="float" office:value="127" calcext:value-type="float">
            <text:p>127</text:p>
          </table:table-cell>
          <table:table-cell table:number-columns-repeated="16381"/>
        </table:table-row>
        <table:table-row table:style-name="ro1">
          <table:table-cell table:style-name="ce76" table:formula="of:=[.A14]+&quot;0:30&quot;" office:value-type="time" office:time-value="PT07H00M00S" calcext:value-type="time">
            <text:p>07:00:00 AM</text:p>
          </table:table-cell>
          <table:table-cell table:formula="of:=[.B14]+2" office:value-type="float" office:value="128" calcext:value-type="float">
            <text:p>128</text:p>
          </table:table-cell>
          <table:table-cell table:formula="of:=[.C14]+2" office:value-type="float" office:value="129" calcext:value-type="float">
            <text:p>129</text:p>
          </table:table-cell>
          <table:table-cell table:number-columns-repeated="16381"/>
        </table:table-row>
        <table:table-row table:style-name="ro1">
          <table:table-cell table:style-name="ce76" table:formula="of:=[.A15]+&quot;0:30&quot;" office:value-type="time" office:time-value="PT07H30M00S" calcext:value-type="time">
            <text:p>07:30:00 AM</text:p>
          </table:table-cell>
          <table:table-cell table:formula="of:=[.B15]+2" office:value-type="float" office:value="130" calcext:value-type="float">
            <text:p>130</text:p>
          </table:table-cell>
          <table:table-cell table:formula="of:=[.C15]+2" office:value-type="float" office:value="131" calcext:value-type="float">
            <text:p>131</text:p>
          </table:table-cell>
          <table:table-cell table:number-columns-repeated="16381"/>
        </table:table-row>
        <table:table-row table:style-name="ro1">
          <table:table-cell table:style-name="ce76" table:formula="of:=[.A16]+&quot;0:30&quot;" office:value-type="time" office:time-value="PT08H00M00S" calcext:value-type="time">
            <text:p>08:00:00 AM</text:p>
          </table:table-cell>
          <table:table-cell table:formula="of:=[.B16]+2" office:value-type="float" office:value="132" calcext:value-type="float">
            <text:p>132</text:p>
          </table:table-cell>
          <table:table-cell table:formula="of:=[.C16]+2" office:value-type="float" office:value="133" calcext:value-type="float">
            <text:p>133</text:p>
          </table:table-cell>
          <table:table-cell table:number-columns-repeated="16381"/>
        </table:table-row>
        <table:table-row table:style-name="ro1">
          <table:table-cell table:style-name="ce76" table:formula="of:=[.A17]+&quot;0:30&quot;" office:value-type="time" office:time-value="PT08H30M00S" calcext:value-type="time">
            <text:p>08:30:00 AM</text:p>
          </table:table-cell>
          <table:table-cell table:formula="of:=[.B17]+2" office:value-type="float" office:value="134" calcext:value-type="float">
            <text:p>134</text:p>
          </table:table-cell>
          <table:table-cell table:formula="of:=[.C17]+2" office:value-type="float" office:value="135" calcext:value-type="float">
            <text:p>135</text:p>
          </table:table-cell>
          <table:table-cell table:number-columns-repeated="16381"/>
        </table:table-row>
        <table:table-row table:style-name="ro1">
          <table:table-cell table:style-name="ce76" table:formula="of:=[.A18]+&quot;0:30&quot;" office:value-type="time" office:time-value="PT09H00M00S" calcext:value-type="time">
            <text:p>09:00:00 AM</text:p>
          </table:table-cell>
          <table:table-cell table:formula="of:=[.B18]+2" office:value-type="float" office:value="136" calcext:value-type="float">
            <text:p>136</text:p>
          </table:table-cell>
          <table:table-cell table:formula="of:=[.C18]+2" office:value-type="float" office:value="137" calcext:value-type="float">
            <text:p>137</text:p>
          </table:table-cell>
          <table:table-cell table:number-columns-repeated="16381"/>
        </table:table-row>
        <table:table-row table:style-name="ro1">
          <table:table-cell table:style-name="ce76" table:formula="of:=[.A19]+&quot;0:30&quot;" office:value-type="time" office:time-value="PT09H30M00S" calcext:value-type="time">
            <text:p>09:30:00 AM</text:p>
          </table:table-cell>
          <table:table-cell table:formula="of:=[.B19]+2" office:value-type="float" office:value="138" calcext:value-type="float">
            <text:p>138</text:p>
          </table:table-cell>
          <table:table-cell table:formula="of:=[.C19]+2" office:value-type="float" office:value="139" calcext:value-type="float">
            <text:p>139</text:p>
          </table:table-cell>
          <table:table-cell table:number-columns-repeated="16381"/>
        </table:table-row>
        <table:table-row table:style-name="ro1">
          <table:table-cell table:style-name="ce76" table:formula="of:=[.A20]+&quot;0:30&quot;" office:value-type="time" office:time-value="PT10H00M00S" calcext:value-type="time">
            <text:p>10:00:00 AM</text:p>
          </table:table-cell>
          <table:table-cell table:formula="of:=[.B20]+2" office:value-type="float" office:value="140" calcext:value-type="float">
            <text:p>140</text:p>
          </table:table-cell>
          <table:table-cell table:formula="of:=[.C20]+2" office:value-type="float" office:value="141" calcext:value-type="float">
            <text:p>141</text:p>
          </table:table-cell>
          <table:table-cell table:number-columns-repeated="16381"/>
        </table:table-row>
        <table:table-row table:style-name="ro1">
          <table:table-cell table:style-name="ce76" table:formula="of:=[.A21]+&quot;0:30&quot;" office:value-type="time" office:time-value="PT10H30M00S" calcext:value-type="time">
            <text:p>10:30:00 AM</text:p>
          </table:table-cell>
          <table:table-cell table:formula="of:=[.B21]+2" office:value-type="float" office:value="142" calcext:value-type="float">
            <text:p>142</text:p>
          </table:table-cell>
          <table:table-cell table:formula="of:=[.C21]+2" office:value-type="float" office:value="143" calcext:value-type="float">
            <text:p>143</text:p>
          </table:table-cell>
          <table:table-cell table:number-columns-repeated="16381"/>
        </table:table-row>
        <table:table-row table:style-name="ro1">
          <table:table-cell table:style-name="ce76" table:formula="of:=[.A22]+&quot;0:30&quot;" office:value-type="time" office:time-value="PT11H00M00S" calcext:value-type="time">
            <text:p>11:00:00 AM</text:p>
          </table:table-cell>
          <table:table-cell table:formula="of:=[.B22]+2" office:value-type="float" office:value="144" calcext:value-type="float">
            <text:p>144</text:p>
          </table:table-cell>
          <table:table-cell table:formula="of:=[.C22]+2" office:value-type="float" office:value="145" calcext:value-type="float">
            <text:p>145</text:p>
          </table:table-cell>
          <table:table-cell table:number-columns-repeated="16381"/>
        </table:table-row>
        <table:table-row table:style-name="ro1">
          <table:table-cell table:style-name="ce76" table:formula="of:=[.A23]+&quot;0:30&quot;" office:value-type="time" office:time-value="PT11H30M00S" calcext:value-type="time">
            <text:p>11:30:00 AM</text:p>
          </table:table-cell>
          <table:table-cell table:formula="of:=[.B23]+2" office:value-type="float" office:value="146" calcext:value-type="float">
            <text:p>146</text:p>
          </table:table-cell>
          <table:table-cell table:formula="of:=[.C23]+2" office:value-type="float" office:value="147" calcext:value-type="float">
            <text:p>147</text:p>
          </table:table-cell>
          <table:table-cell table:number-columns-repeated="16381"/>
        </table:table-row>
        <table:table-row table:style-name="ro1">
          <table:table-cell table:style-name="ce76" table:formula="of:=[.A24]+&quot;0:30&quot;" office:value-type="time" office:time-value="PT12H00M00S" calcext:value-type="time">
            <text:p>12:00:00 PM</text:p>
          </table:table-cell>
          <table:table-cell table:formula="of:=[.B24]+2" office:value-type="float" office:value="148" calcext:value-type="float">
            <text:p>148</text:p>
          </table:table-cell>
          <table:table-cell table:formula="of:=[.C24]+2" office:value-type="float" office:value="149" calcext:value-type="float">
            <text:p>149</text:p>
          </table:table-cell>
          <table:table-cell table:number-columns-repeated="16381"/>
        </table:table-row>
        <table:table-row table:style-name="ro1">
          <table:table-cell table:style-name="ce76" table:formula="of:=[.A25]+&quot;0:30&quot;" office:value-type="time" office:time-value="PT12H30M00S" calcext:value-type="time">
            <text:p>12:30:00 PM</text:p>
          </table:table-cell>
          <table:table-cell table:formula="of:=[.B25]+2" office:value-type="float" office:value="150" calcext:value-type="float">
            <text:p>150</text:p>
          </table:table-cell>
          <table:table-cell table:formula="of:=[.C25]+2" office:value-type="float" office:value="151" calcext:value-type="float">
            <text:p>151</text:p>
          </table:table-cell>
          <table:table-cell table:number-columns-repeated="16381"/>
        </table:table-row>
        <table:table-row table:style-name="ro1">
          <table:table-cell table:style-name="ce76" table:formula="of:=[.A26]+&quot;0:30&quot;" office:value-type="time" office:time-value="PT13H00M00S" calcext:value-type="time">
            <text:p>01:00:00 PM</text:p>
          </table:table-cell>
          <table:table-cell table:formula="of:=[.B26]+2" office:value-type="float" office:value="152" calcext:value-type="float">
            <text:p>152</text:p>
          </table:table-cell>
          <table:table-cell table:formula="of:=[.C26]+2" office:value-type="float" office:value="153" calcext:value-type="float">
            <text:p>153</text:p>
          </table:table-cell>
          <table:table-cell table:number-columns-repeated="16381"/>
        </table:table-row>
        <table:table-row table:style-name="ro1">
          <table:table-cell table:style-name="ce76" table:formula="of:=[.A27]+&quot;0:30&quot;" office:value-type="time" office:time-value="PT13H30M00S" calcext:value-type="time">
            <text:p>01:30:00 PM</text:p>
          </table:table-cell>
          <table:table-cell table:formula="of:=[.B27]+2" office:value-type="float" office:value="154" calcext:value-type="float">
            <text:p>154</text:p>
          </table:table-cell>
          <table:table-cell table:formula="of:=[.C27]+2" office:value-type="float" office:value="155" calcext:value-type="float">
            <text:p>155</text:p>
          </table:table-cell>
          <table:table-cell table:number-columns-repeated="16381"/>
        </table:table-row>
        <table:table-row table:style-name="ro1">
          <table:table-cell table:style-name="ce76" table:formula="of:=[.A28]+&quot;0:30&quot;" office:value-type="time" office:time-value="PT14H00M00S" calcext:value-type="time">
            <text:p>02:00:00 PM</text:p>
          </table:table-cell>
          <table:table-cell table:formula="of:=[.B28]+2" office:value-type="float" office:value="156" calcext:value-type="float">
            <text:p>156</text:p>
          </table:table-cell>
          <table:table-cell table:formula="of:=[.C28]+2" office:value-type="float" office:value="157" calcext:value-type="float">
            <text:p>157</text:p>
          </table:table-cell>
          <table:table-cell table:number-columns-repeated="16381"/>
        </table:table-row>
        <table:table-row table:style-name="ro1">
          <table:table-cell table:style-name="ce76" table:formula="of:=[.A29]+&quot;0:30&quot;" office:value-type="time" office:time-value="PT14H30M00S" calcext:value-type="time">
            <text:p>02:30:00 PM</text:p>
          </table:table-cell>
          <table:table-cell table:formula="of:=[.B29]+2" office:value-type="float" office:value="158" calcext:value-type="float">
            <text:p>158</text:p>
          </table:table-cell>
          <table:table-cell table:formula="of:=[.C29]+2" office:value-type="float" office:value="159" calcext:value-type="float">
            <text:p>159</text:p>
          </table:table-cell>
          <table:table-cell table:number-columns-repeated="16381"/>
        </table:table-row>
        <table:table-row table:style-name="ro1">
          <table:table-cell table:style-name="ce76" table:formula="of:=[.A30]+&quot;0:30&quot;" office:value-type="time" office:time-value="PT15H00M00S" calcext:value-type="time">
            <text:p>03:00:00 PM</text:p>
          </table:table-cell>
          <table:table-cell table:formula="of:=[.B30]+2" office:value-type="float" office:value="160" calcext:value-type="float">
            <text:p>160</text:p>
          </table:table-cell>
          <table:table-cell table:formula="of:=[.C30]+2" office:value-type="float" office:value="161" calcext:value-type="float">
            <text:p>161</text:p>
          </table:table-cell>
          <table:table-cell table:number-columns-repeated="16381"/>
        </table:table-row>
        <table:table-row table:style-name="ro1">
          <table:table-cell table:style-name="ce76" table:formula="of:=[.A31]+&quot;0:30&quot;" office:value-type="time" office:time-value="PT15H30M00S" calcext:value-type="time">
            <text:p>03:30:00 PM</text:p>
          </table:table-cell>
          <table:table-cell table:formula="of:=[.B31]+2" office:value-type="float" office:value="162" calcext:value-type="float">
            <text:p>162</text:p>
          </table:table-cell>
          <table:table-cell table:formula="of:=[.C31]+2" office:value-type="float" office:value="163" calcext:value-type="float">
            <text:p>163</text:p>
          </table:table-cell>
          <table:table-cell table:number-columns-repeated="16381"/>
        </table:table-row>
        <table:table-row table:style-name="ro1">
          <table:table-cell table:style-name="ce76" table:formula="of:=[.A32]+&quot;0:30&quot;" office:value-type="time" office:time-value="PT16H00M00S" calcext:value-type="time">
            <text:p>04:00:00 PM</text:p>
          </table:table-cell>
          <table:table-cell table:formula="of:=[.B32]+2" office:value-type="float" office:value="164" calcext:value-type="float">
            <text:p>164</text:p>
          </table:table-cell>
          <table:table-cell table:formula="of:=[.C32]+2" office:value-type="float" office:value="165" calcext:value-type="float">
            <text:p>165</text:p>
          </table:table-cell>
          <table:table-cell table:number-columns-repeated="16381"/>
        </table:table-row>
        <table:table-row table:style-name="ro1">
          <table:table-cell table:style-name="ce76" table:formula="of:=[.A33]+&quot;0:30&quot;" office:value-type="time" office:time-value="PT16H30M00S" calcext:value-type="time">
            <text:p>04:30:00 PM</text:p>
          </table:table-cell>
          <table:table-cell table:formula="of:=[.B33]+2" office:value-type="float" office:value="166" calcext:value-type="float">
            <text:p>166</text:p>
          </table:table-cell>
          <table:table-cell table:formula="of:=[.C33]+2" office:value-type="float" office:value="167" calcext:value-type="float">
            <text:p>167</text:p>
          </table:table-cell>
          <table:table-cell table:number-columns-repeated="16381"/>
        </table:table-row>
        <table:table-row table:style-name="ro1">
          <table:table-cell table:style-name="ce76" table:formula="of:=[.A34]+&quot;0:30&quot;" office:value-type="time" office:time-value="PT17H00M00S" calcext:value-type="time">
            <text:p>05:00:00 PM</text:p>
          </table:table-cell>
          <table:table-cell table:formula="of:=[.B34]+2" office:value-type="float" office:value="168" calcext:value-type="float">
            <text:p>168</text:p>
          </table:table-cell>
          <table:table-cell table:formula="of:=[.C34]+2" office:value-type="float" office:value="169" calcext:value-type="float">
            <text:p>169</text:p>
          </table:table-cell>
          <table:table-cell table:number-columns-repeated="16381"/>
        </table:table-row>
        <table:table-row table:style-name="ro1">
          <table:table-cell table:style-name="ce76" table:formula="of:=[.A35]+&quot;0:30&quot;" office:value-type="time" office:time-value="PT17H30M00S" calcext:value-type="time">
            <text:p>05:30:00 PM</text:p>
          </table:table-cell>
          <table:table-cell table:formula="of:=[.B35]+2" office:value-type="float" office:value="170" calcext:value-type="float">
            <text:p>170</text:p>
          </table:table-cell>
          <table:table-cell table:formula="of:=[.C35]+2" office:value-type="float" office:value="171" calcext:value-type="float">
            <text:p>171</text:p>
          </table:table-cell>
          <table:table-cell table:number-columns-repeated="16381"/>
        </table:table-row>
        <table:table-row table:style-name="ro1">
          <table:table-cell table:style-name="ce76" table:formula="of:=[.A36]+&quot;0:30&quot;" office:value-type="time" office:time-value="PT18H00M00S" calcext:value-type="time">
            <text:p>06:00:00 PM</text:p>
          </table:table-cell>
          <table:table-cell table:formula="of:=[.B36]+2" office:value-type="float" office:value="172" calcext:value-type="float">
            <text:p>172</text:p>
          </table:table-cell>
          <table:table-cell table:formula="of:=[.C36]+2" office:value-type="float" office:value="173" calcext:value-type="float">
            <text:p>173</text:p>
          </table:table-cell>
          <table:table-cell table:number-columns-repeated="16381"/>
        </table:table-row>
        <table:table-row table:style-name="ro1">
          <table:table-cell table:style-name="ce76" table:formula="of:=[.A37]+&quot;0:30&quot;" office:value-type="time" office:time-value="PT18H30M00S" calcext:value-type="time">
            <text:p>06:30:00 PM</text:p>
          </table:table-cell>
          <table:table-cell table:formula="of:=[.B37]+2" office:value-type="float" office:value="174" calcext:value-type="float">
            <text:p>174</text:p>
          </table:table-cell>
          <table:table-cell table:formula="of:=[.C37]+2" office:value-type="float" office:value="175" calcext:value-type="float">
            <text:p>175</text:p>
          </table:table-cell>
          <table:table-cell table:number-columns-repeated="16381"/>
        </table:table-row>
        <table:table-row table:style-name="ro1">
          <table:table-cell table:style-name="ce76" table:formula="of:=[.A38]+&quot;0:30&quot;" office:value-type="time" office:time-value="PT19H00M00S" calcext:value-type="time">
            <text:p>07:00:00 PM</text:p>
          </table:table-cell>
          <table:table-cell table:formula="of:=[.B38]+2" office:value-type="float" office:value="176" calcext:value-type="float">
            <text:p>176</text:p>
          </table:table-cell>
          <table:table-cell table:formula="of:=[.C38]+2" office:value-type="float" office:value="177" calcext:value-type="float">
            <text:p>177</text:p>
          </table:table-cell>
          <table:table-cell table:number-columns-repeated="16381"/>
        </table:table-row>
        <table:table-row table:style-name="ro1">
          <table:table-cell table:style-name="ce76" table:formula="of:=[.A39]+&quot;0:30&quot;" office:value-type="time" office:time-value="PT19H30M00S" calcext:value-type="time">
            <text:p>07:30:00 PM</text:p>
          </table:table-cell>
          <table:table-cell table:formula="of:=[.B39]+2" office:value-type="float" office:value="178" calcext:value-type="float">
            <text:p>178</text:p>
          </table:table-cell>
          <table:table-cell table:formula="of:=[.C39]+2" office:value-type="float" office:value="179" calcext:value-type="float">
            <text:p>179</text:p>
          </table:table-cell>
          <table:table-cell table:number-columns-repeated="16381"/>
        </table:table-row>
        <table:table-row table:style-name="ro1">
          <table:table-cell table:style-name="ce76" table:formula="of:=[.A40]+&quot;0:30&quot;" office:value-type="time" office:time-value="PT20H00M00S" calcext:value-type="time">
            <text:p>08:00:00 PM</text:p>
          </table:table-cell>
          <table:table-cell table:formula="of:=[.B40]+2" office:value-type="float" office:value="180" calcext:value-type="float">
            <text:p>180</text:p>
          </table:table-cell>
          <table:table-cell table:formula="of:=[.C40]+2" office:value-type="float" office:value="181" calcext:value-type="float">
            <text:p>181</text:p>
          </table:table-cell>
          <table:table-cell table:number-columns-repeated="16381"/>
        </table:table-row>
        <table:table-row table:style-name="ro1">
          <table:table-cell table:style-name="ce76" table:formula="of:=[.A41]+&quot;0:30&quot;" office:value-type="time" office:time-value="PT20H30M00S" calcext:value-type="time">
            <text:p>08:30:00 PM</text:p>
          </table:table-cell>
          <table:table-cell table:formula="of:=[.B41]+2" office:value-type="float" office:value="182" calcext:value-type="float">
            <text:p>182</text:p>
          </table:table-cell>
          <table:table-cell table:formula="of:=[.C41]+2" office:value-type="float" office:value="183" calcext:value-type="float">
            <text:p>183</text:p>
          </table:table-cell>
          <table:table-cell table:number-columns-repeated="16381"/>
        </table:table-row>
        <table:table-row table:style-name="ro1">
          <table:table-cell table:style-name="ce76" table:formula="of:=[.A42]+&quot;0:30&quot;" office:value-type="time" office:time-value="PT21H00M00S" calcext:value-type="time">
            <text:p>09:00:00 PM</text:p>
          </table:table-cell>
          <table:table-cell table:formula="of:=[.B42]+2" office:value-type="float" office:value="184" calcext:value-type="float">
            <text:p>184</text:p>
          </table:table-cell>
          <table:table-cell table:formula="of:=[.C42]+2" office:value-type="float" office:value="185" calcext:value-type="float">
            <text:p>185</text:p>
          </table:table-cell>
          <table:table-cell table:number-columns-repeated="16381"/>
        </table:table-row>
        <table:table-row table:style-name="ro1">
          <table:table-cell table:style-name="ce76" table:formula="of:=[.A43]+&quot;0:30&quot;" office:value-type="time" office:time-value="PT21H30M00S" calcext:value-type="time">
            <text:p>09:30:00 PM</text:p>
          </table:table-cell>
          <table:table-cell table:formula="of:=[.B43]+2" office:value-type="float" office:value="186" calcext:value-type="float">
            <text:p>186</text:p>
          </table:table-cell>
          <table:table-cell table:formula="of:=[.C43]+2" office:value-type="float" office:value="187" calcext:value-type="float">
            <text:p>187</text:p>
          </table:table-cell>
          <table:table-cell table:number-columns-repeated="16381"/>
        </table:table-row>
        <table:table-row table:style-name="ro1">
          <table:table-cell table:style-name="ce76" table:formula="of:=[.A44]+&quot;0:30&quot;" office:value-type="time" office:time-value="PT22H00M00S" calcext:value-type="time">
            <text:p>10:00:00 PM</text:p>
          </table:table-cell>
          <table:table-cell table:formula="of:=[.B44]+2" office:value-type="float" office:value="188" calcext:value-type="float">
            <text:p>188</text:p>
          </table:table-cell>
          <table:table-cell table:formula="of:=[.C44]+2" office:value-type="float" office:value="189" calcext:value-type="float">
            <text:p>189</text:p>
          </table:table-cell>
          <table:table-cell table:number-columns-repeated="16381"/>
        </table:table-row>
        <table:table-row table:style-name="ro1">
          <table:table-cell table:style-name="ce76" table:formula="of:=[.A45]+&quot;0:30&quot;" office:value-type="time" office:time-value="PT22H30M00S" calcext:value-type="time">
            <text:p>10:30:00 PM</text:p>
          </table:table-cell>
          <table:table-cell table:formula="of:=[.B45]+2" office:value-type="float" office:value="190" calcext:value-type="float">
            <text:p>190</text:p>
          </table:table-cell>
          <table:table-cell table:formula="of:=[.C45]+2" office:value-type="float" office:value="191" calcext:value-type="float">
            <text:p>191</text:p>
          </table:table-cell>
          <table:table-cell table:number-columns-repeated="16381"/>
        </table:table-row>
        <table:table-row table:style-name="ro1">
          <table:table-cell table:style-name="ce76" table:formula="of:=[.A46]+&quot;0:30&quot;" office:value-type="time" office:time-value="PT23H00M00S" calcext:value-type="time">
            <text:p>11:00:00 PM</text:p>
          </table:table-cell>
          <table:table-cell table:formula="of:=[.B46]+2" office:value-type="float" office:value="192" calcext:value-type="float">
            <text:p>192</text:p>
          </table:table-cell>
          <table:table-cell table:formula="of:=[.C46]+2" office:value-type="float" office:value="193" calcext:value-type="float">
            <text:p>193</text:p>
          </table:table-cell>
          <table:table-cell table:number-columns-repeated="16381"/>
        </table:table-row>
        <table:table-row table:style-name="ro1">
          <table:table-cell table:style-name="ce76" table:formula="of:=[.A47]+&quot;0:30&quot;" office:value-type="time" office:time-value="PT23H30M00S" calcext:value-type="time">
            <text:p>11:30:00 PM</text:p>
          </table:table-cell>
          <table:table-cell table:formula="of:=[.B47]+2" office:value-type="float" office:value="194" calcext:value-type="float">
            <text:p>194</text:p>
          </table:table-cell>
          <table:table-cell table:formula="of:=[.C47]+2" office:value-type="float" office:value="195" calcext:value-type="float">
            <text:p>195</text:p>
          </table:table-cell>
          <table:table-cell table:number-columns-repeated="16381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Red Hat Mono" svg:font-family="'Red Hat Mono'" style:font-pitch="fixed"/>
    <style:font-face style:name="Red Hat Mono Light" svg:font-family="'Red Hat Mono Light'" style:font-pitch="fixed"/>
    <style:font-face style:name="Red Hat Mono Light1" svg:font-family="'Red Hat Mono Light'" style:font-adornments="Regular" style:font-pitch="fixed"/>
    <style:font-face style:name="Red Hat Mono Medium" svg:font-family="'Red Hat Mono Medium'" style:font-pitch="fixed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8:32:40.6566979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1:08:05.009387856</meta:creation-date>
    <dc:date>2024-10-03T19:09:12.648929097</dc:date>
    <meta:editing-duration>PT6H29M44S</meta:editing-duration>
    <meta:editing-cycles>63</meta:editing-cycles>
    <meta:generator>LibreOffice/24.8.2.1$Linux_X86_64 LibreOffice_project/480$Build-1</meta:generator>
    <meta:print-date>2024-10-02T22:04:04.405004764</meta:print-date>
    <meta:printed-by>PDF files</meta:printed-by>
    <meta:document-statistic meta:table-count="2" meta:cell-count="490" meta:object-count="0"/>
  </office:meta>
</office:document-meta>
</file>